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39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(156)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Task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Resour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flect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Fa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launch/Loc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G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Ja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Temp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XSLTProce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Xml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ResourceContai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ANTL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Cab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eplaceRegEx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WLRm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AbstractFile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depend/Classfile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AbstractClasspathR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depend/bcel/DependencyVis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Matcher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launch/Locator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ExecTask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r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va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Manifest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types/selectors/ModifiedSelector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tests/junit/org/apache/tools/ant/util/FileUtilsTest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7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6:13:27.767624028</dc:date>
    <meta:document-statistic meta:table-count="1" meta:cell-count="140" meta:object-count="0"/>
    <meta:generator>LibreOffice/4.2.7.2$Linux_X86_64 LibreOffice_project/420m0$Build-2</meta:generator>
  </office:meta>
</office:document-meta>
</file>